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B00000191750D6BBF.jpg"/>
  <manifest:file-entry manifest:media-type="image/jpeg" manifest:full-path="Pictures/100000000000034A0000025337290176.jpg"/>
  <manifest:file-entry manifest:media-type="image/jpeg" manifest:full-path="Pictures/100000000000006400000064C19A3D2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orphans="0" fo:widows="0"/>
    </style:style>
    <style:style style:name="P3" style:family="paragraph" style:parent-style-name="normal">
      <style:paragraph-properties fo:margin-left="0cm" fo:margin-right="0cm" fo:line-height="100%" fo:orphans="0" fo:widows="0" fo:text-indent="0cm" style:auto-text-indent="false"/>
      <style:text-properties fo:font-style="italic" style:font-style-asian="italic"/>
    </style:style>
    <style:style style:name="P4" style:family="paragraph" style:parent-style-name="normal">
      <style:paragraph-properties fo:margin-left="0cm" fo:margin-right="0cm" fo:margin-top="0.423cm" fo:margin-bottom="0cm" fo:line-height="115%" fo:text-align="justify" style:justify-single-word="false" fo:text-indent="0cm" style:auto-text-indent="false"/>
    </style:style>
    <style:style style:name="P5" style:family="paragraph" style:parent-style-name="normal" style:master-page-name="Standard">
      <style:paragraph-properties fo:margin-left="1.27cm" fo:margin-right="0cm" fo:margin-top="0.423cm" fo:margin-bottom="0cm" fo:line-height="115%" fo:text-align="justify" style:justify-single-word="false" fo:text-indent="0cm" style:auto-text-indent="false" style:page-number="1"/>
    </style:style>
    <style:style style:name="P6" style:family="paragraph" style:parent-style-name="normal">
      <style:paragraph-properties fo:margin-left="1.27cm" fo:margin-right="0cm" fo:margin-top="0.423cm" fo:margin-bottom="0cm" fo:line-height="115%" fo:text-align="justify" style:justify-single-word="false" fo:text-indent="0cm" style:auto-text-indent="false"/>
      <style:text-properties fo:color="#20124d"/>
    </style:style>
    <style:style style:name="P7" style:family="paragraph" style:parent-style-name="normal">
      <style:paragraph-properties fo:margin-left="1.27cm" fo:margin-right="0cm" fo:margin-top="0.423cm" fo:margin-bottom="0cm" fo:line-height="115%" fo:text-align="justify" style:justify-single-word="false" fo:text-indent="0cm" style:auto-text-indent="false"/>
    </style:style>
    <style:style style:name="P8" style:family="paragraph" style:parent-style-name="normal">
      <style:paragraph-properties fo:margin-left="1.27cm" fo:margin-right="0cm" fo:margin-top="0.423cm" fo:margin-bottom="0cm" fo:line-height="115%" fo:text-align="justify" style:justify-single-word="false" fo:text-indent="0cm" style:auto-text-indent="false"/>
      <style:text-properties fo:color="#0000ff"/>
    </style:style>
    <style:style style:name="P9" style:family="paragraph" style:parent-style-name="normal">
      <style:paragraph-properties fo:margin-left="2.54cm" fo:margin-right="0cm" fo:margin-top="0.423cm" fo:margin-bottom="0cm" fo:line-height="115%" fo:text-align="justify" style:justify-single-word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- <text:s/>¿En qué consiste la función de los sistemas gestores de base de datos de mantener la integridad de los datos? Explica cómo se controla.</text:p>
      <text:p text:style-name="P6"/>
      <text:p text:style-name="P7">2. ¿Qué tipos de lenguajes debe tener definidos un SGBD y con qué función del SGBD se relaciona? </text:p>
      <text:p text:style-name="P4"/>
      <text:p text:style-name="P7">3- ¿En qué 3 esquemas se estructura un SGBD? Explícalos.</text:p>
      <text:p text:style-name="P7"><text:s/></text:p>
      <text:p text:style-name="P7">4- Describe los pasos que realiza un SGBD desde que recibe los datos para hacer una inserción de datos en una aplicación hasta que esa inserción se realiza en el disco.</text:p>
      <text:p text:style-name="P7"/>
      <text:p text:style-name="P7">5- ¿Qué es un lenguaje huésped?</text:p>
      <text:p text:style-name="P7"/>
      <text:p text:style-name="P7">6- Indica, para cada una de las siguientes operaciones, qué nivel del SGBD (ejemplo una BD biblioteca) se encarga de llevarla a cabo:</text:p>
      <text:p text:style-name="P9">a) Realizar copias de seguridad de la Base de Datos (Biblioteca).</text:p>
      <text:p text:style-name="P9">b) Crear un nueva tabla ( por ejemplo estanterías) en mi Base de Datos.</text:p>
      <text:p text:style-name="P9">c) Crear un usuario que pueda consultar solo la tabla Libros. </text:p>
      <text:p text:style-name="P9">d) Encriptar los archivos donde está almacenada mi base de datos.</text:p>
      <text:p text:style-name="P9">e) Añadir una clave ajena nueva a una tabla (por ejemplo en préstamos). </text:p>
      <text:p text:style-name="P9">f) Crear una vista de un usuario que pueda consultar la lista de espera de los libros.</text:p>
      <text:p text:style-name="P7"/>
      <text:p text:style-name="P7">7- Si tienes configurado un sistema que accede a un Sistema Gestor de Base de Datos (SGBD) con una arquitectura cliente servidor. ¿Qué aplicaciones se ejecutan en el cliente y cuáles en el servidor? ¿En cuál de las dos partes (cliente o servidor) estarán los datos? </text:p>
      <text:p text:style-name="P8"/>
      <text:p text:style-name="P7">8. Indica las ventajas e inconvenientes en la arquitectura cliente/servidor para una aplicación con acceso a una Base de Datos .</text:p>
      <text:p text:style-name="P7"/>
      <text:p text:style-name="P7">9. ¿Qué caracteriza principalmente a una arquitectura de SGBD distribuida? </text:p>
      <text:p text:style-name="P7"><text:soft-page-break/>10. ¿Qué información adicional a la propia Base de Datos es necesaria para configurar una Base de Datos distribuida? </text:p>
      <text:p text:style-name="P7"/>
      <text:p text:style-name="P7">11. En una base de datos distribuida, ¿en qué consiste la réplica y la fragmentación?</text:p>
      <text:p text:style-name="P4"/>
      <text:p text:style-name="P7">12. ¿En qué caso optarías por un modelo de datos distribuido con fragmentación horizontal? Explica sus características apoyándote con un ejemplo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normal" style:family="paragraph" style:default-outline-level="">
      <style:paragraph-properties fo:margin-top="0cm" fo:margin-bottom="0cm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9.182cm" fo:margin-left="-0.811cm" fo:margin-top="0cm" fo:margin-bottom="0cm" table:align="left" style:writing-mode="lr-tb"/>
    </style:style>
    <style:style style:name="Tabla1.A" style:family="table-column">
      <style:table-column-properties style:column-width="8.809cm"/>
    </style:style>
    <style:style style:name="Tabla1.B" style:family="table-column">
      <style:table-column-properties style:column-width="10.373cm"/>
    </style:style>
    <style:style style:name="Tabla1.1" style:family="table-row">
      <style:table-row-properties style:min-row-height="1.482cm" style:keep-together="true" fo:keep-together="auto"/>
    </style:style>
    <style:style style:name="Tabla1.A1" style:family="table-cell">
      <style:table-cell-properties style:vertical-align="" fo:background-color="#ffffff" fo:padding="0.176cm" fo:border="0.035cm solid #efefef">
        <style:background-image/>
      </style:table-cell-properties>
    </style:style>
    <style:style style:name="MP1" style:family="paragraph" style:parent-style-name="normal">
      <style:paragraph-properties fo:orphans="0" fo:widows="0"/>
    </style:style>
    <style:style style:name="MP2" style:family="paragraph" style:parent-style-name="normal">
      <style:paragraph-properties fo:margin-left="0cm" fo:margin-right="0cm" fo:line-height="100%" fo:orphans="0" fo:widows="0" fo:text-indent="0cm" style:auto-text-indent="false"/>
      <style:text-properties fo:font-style="italic" style:font-style-asian="italic"/>
    </style:style>
    <style:style style:name="MP3" style:family="paragraph" style:parent-style-name="normal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1.27cm" fo:margin-left="1.998cm" fo:margin-right="1.499cm" style:writing-mode="lr-tb" style:layout-grid-color="#c0c0c0" style:layout-grid-lines="28702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normal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3.jpg" text:anchor-type="char" svg:x="6.006cm" svg:y="-0.079cm" svg:width="1.852cm" svg:height="1.323cm" draw:z-index="5"><draw:image xlink:href="Pictures/100000000000034A0000025337290176.jpg" xlink:type="simple" xlink:show="embed" xlink:actuate="onLoad"/><svg:desc>C_CON.jpg</svg:desc></draw:frame><draw:frame draw:style-name="Mfr1" draw:name="image1.jpg" text:anchor-type="char" svg:x="2.963cm" svg:y="0.053cm" svg:width="1.355cm" svg:height="1.191cm" draw:z-index="3"><draw:image xlink:href="Pictures/10000000000001BB00000191750D6BBF.jpg" xlink:type="simple" xlink:show="embed" xlink:actuate="onLoad"/><svg:desc>fse.jpg</svg:desc></draw:frame><draw:frame draw:style-name="Mfr1" draw:name="image2.jpg" text:anchor-type="char" svg:x="0.397cm" svg:y="-0.053cm" svg:width="1.265cm" svg:height="1.265cm" draw:z-index="1"><draw:image xlink:href="Pictures/100000000000006400000064C19A3D2D.jpg" xlink:type="simple" xlink:show="embed" xlink:actuate="onLoad"/></draw:frame></text:p>
            </table:table-cell>
            <table:table-cell table:style-name="Tabla1.A1" office:value-type="string">
              <text:p text:style-name="MP2">Bases de datos</text:p>
              <text:p text:style-name="MP2"/>
              <text:p text:style-name="MP2">Instalación de Oracle</text:p>
            </table:table-cell>
          </table:table-row>
        </table:table>
        <text:p text:style-name="normal"/>
      </style:header>
      <style:footer>
        <text:p text:style-name="MP3"><text:page-number text:select-page="current">1</text:page-number> de <text:page-count>2</text:page-count></text:p>
      </style:footer>
    </style:master-page>
    <style:master-page style:name="First_20_Page" style:display-name="First Page" style:page-layout-name="Mpm2" style:next-style-name="Standard"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date>2021-02-07T22:11:58.21</dc:date>
    <dc:creator>Ester </dc:creator>
    <meta:editing-duration>PT5M21S</meta:editing-duration>
    <meta:editing-cycles>1</meta:editing-cycles>
    <meta:document-statistic meta:table-count="1" meta:image-count="3" meta:object-count="0" meta:page-count="2" meta:paragraph-count="22" meta:word-count="331" meta:character-count="1903"/>
  </office:meta>
</office:document-meta>
</file>